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6f4" officeooo:paragraph-rsid="000c56f4"/>
    </style:style>
    <style:style style:name="P2" style:family="paragraph" style:parent-style-name="Standard">
      <style:text-properties officeooo:rsid="000c56f4" officeooo:paragraph-rsid="000c6f92"/>
    </style:style>
    <style:style style:name="T1" style:family="text">
      <style:text-properties officeooo:rsid="000c6f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 – Java Web Services</text:p>
      <text:p text:style-name="P1"/>
      <text:p text:style-name="P1">1. Open netbeans → new project</text:p>
      <text:p text:style-name="P1">2. Java Web → web application → next → name → next → glassfish server → next → finish</text:p>
      <text:p text:style-name="P1">3. Right click on name → new → web service → name2 → package(org.me.calculator) → tick box → finish</text:p>
      <text:p text:style-name="P1">4. Right click name2 → app operation(add) → return type → add params → OK</text:p>
      <text:p text:style-name="P1">5. k = i + j→ return k;</text:p>
      <text:p text:style-name="P1">6. Right click name → deploy</text:p>
      <text:p text:style-name="P1">7. Right click name2 → test web service</text:p>
      <text:p text:style-name="P1">8. Open local 8000</text:p>
      <text:p text:style-name="P1">9. create new java application → name3 → finish</text:p>
      <text:p text:style-name="P1">10. Right click name3 → new web service client → browse project → finish</text:p>
      <text:p text:style-name="P1">11 drag and drop add from web service reference below main </text:p>
      <text:p text:style-name="P2">12. <text:span text:style-name="T1">pass values in main</text:span></text:p>
      <text:p text:style-name="P2"><text:span text:style-name="T1">13. run name3 client </text:span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8T11:15:01.120071251</meta:creation-date>
    <dc:date>2022-05-08T16:17:24.447316907</dc:date>
    <meta:editing-duration>PT2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33" meta:character-count="650" meta:non-whitespace-character-count="527"/>
  </office:meta>
</office:document-meta>
</file>